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egrito" style:font-family-generic="swiss" style:font-pitch="variable"/>
    <style:font-face style:name="Comic Sans MS" svg:font-family="'Comic Sans MS'" style:font-adornments="Itálico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80fdb" officeooo:paragraph-rsid="00180fdb"/>
    </style:style>
    <style:style style:name="P2" style:family="paragraph" style:parent-style-name="Standard">
      <loext:graphic-properties draw:fill-gradient-name="gradient" draw:fill-hatch-name="hatch"/>
      <style:paragraph-properties fo:margin-left="1.251cm" fo:margin-right="1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fo:font-size="20pt" officeooo:rsid="00180fdb" officeooo:paragraph-rsid="00180fdb" style:font-size-asian="20pt" style:font-size-complex="20pt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1cm" fo:margin-right="0cm" fo:line-height="200%" fo:text-align="justify" style:justify-single-word="false" fo:text-indent="1.251cm" style:auto-text-indent="false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c9211e" loext:opacity="100%" style:font-name="Arial" fo:font-size="26pt" fo:letter-spacing="0.071cm" fo:font-style="normal" fo:font-weight="bold" officeooo:rsid="00180fdb" officeooo:paragraph-rsid="00180fdb" style:font-size-asian="22pt" style:font-weight-asian="bold" style:font-size-complex="22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style="italic" style:font-style-asian="italic" style:font-style-complex="italic"/>
    </style:style>
    <style:style style:name="T4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sans-serif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sans-serif" fo:font-size="22pt" fo:font-weight="bold" officeooo:rsid="00180fdb" style:font-size-asian="22pt" style:font-weight-asian="bold" style:font-size-complex="22pt" style:font-weight-complex="bold"/>
    </style:style>
    <style:style style:name="T7" style:family="text">
      <style:text-properties style:font-name="sans-serif" fo:font-size="20pt" officeooo:rsid="00180fdb" style:font-size-asian="20pt" style:font-size-complex="20pt"/>
    </style:style>
    <style:style style:name="T8" style:family="text">
      <style:text-properties style:font-name="sans-serif" fo:font-size="20pt" fo:font-weight="normal" officeooo:rsid="00180fdb" style:font-size-asian="20pt" style:font-weight-asian="normal" style:font-size-complex="20pt" style:font-weight-complex="normal"/>
    </style:style>
    <style:style style:name="T9" style:family="text">
      <style:text-properties fo:font-size="20pt" officeooo:rsid="00180fdb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4pt"/>
    </style:style>
    <style:style style:name="T12" style:family="text">
      <style:text-properties style:font-name="Comic Sans MS" fo:font-size="14pt" fo:font-style="italic" fo:font-weight="normal"/>
    </style:style>
    <style:style style:name="T13" style:family="text">
      <style:text-properties style:font-name="Comic Sans MS" fo:font-size="14pt" fo:font-style="italic" fo:font-weight="normal" fo:background-color="#ffff00" loext:char-shading-value="0"/>
    </style:style>
    <style:style style:name="T14" style:family="text">
      <style:text-properties style:font-name="Comic Sans MS" fo:font-size="14pt" fo:font-style="italic" fo:font-weight="normal" fo:background-color="#ffff00" loext:char-shading-value="0" loext:shadow="#000000 0.176cm 0.176cm"/>
    </style:style>
    <style:style style:name="T15" style:family="text">
      <style:text-properties style:font-name="Comic Sans MS" fo:font-size="14pt" fo:font-style="italic" fo:font-weight="normal" fo:background-color="#ffff00" loext:char-shading-value="0" loext:shadow="#808080 0.176cm 0.176cm"/>
    </style:style>
    <style:style style:name="T16" style:family="text">
      <style:text-properties style:font-name="Comic Sans MS" fo:font-size="14pt" fo:font-style="italic" fo:font-weight="normal" fo:background-color="#ffff00" loext:char-shading-value="0" loext:shadow="none"/>
    </style:style>
    <style:style style:name="T17" style:family="text">
      <style:text-properties style:font-name="Comic Sans MS" fo:font-size="14pt" fo:font-style="italic" fo:font-weight="normal" fo:background-color="#ffff00" loext:char-shading-value="0" loext:padding="0.049cm" loext:border="0.06pt solid #000000" loext:shadow="none"/>
    </style:style>
    <style:style style:name="T18" style:family="text">
      <style:text-properties style:font-name="Comic Sans MS" fo:font-size="14pt" fo:font-style="italic" fo:font-weight="normal" loext:shadow="#000000 0.176cm 0.176cm"/>
    </style:style>
    <style:style style:name="T19" style:family="text">
      <style:text-properties style:font-name="Comic Sans MS" fo:font-size="14pt" fo:font-style="italic" fo:font-weight="normal" loext:shadow="#808080 0.176cm 0.176cm"/>
    </style:style>
    <style:style style:name="T20" style:family="text">
      <style:text-properties style:font-name="Comic Sans MS" fo:font-size="14pt" fo:font-style="italic" fo:font-weight="normal" loext:shadow="none"/>
    </style:style>
    <style:style style:name="T21" style:family="text">
      <style:text-properties style:font-name="Comic Sans MS" fo:font-size="14pt" fo:font-style="italic" fo:font-weight="normal" loext:padding="0.049cm" loext:border="0.06pt solid #000000" loext:shadow="none"/>
    </style:style>
    <style:style style:name="T22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/>
    </style:style>
    <style:style style:name="T23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 loext:shadow="#000000 0.176cm 0.176cm"/>
    </style:style>
    <style:style style:name="T24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 loext:shadow="#808080 0.176cm 0.176cm"/>
    </style:style>
    <style:style style:name="T25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 loext:shadow="none"/>
    </style:style>
    <style:style style:name="T26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 loext:padding="0.049cm" loext:border="0.06pt solid #000000" loext:shadow="none"/>
    </style:style>
    <style:style style:name="T27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/>
    </style:style>
    <style:style style:name="T28" style:family="text">
      <style:text-properties fo:color="#000000" loext:opacity="100%" style:font-name="Times New Roman" fo:font-size="14pt" style:text-underline-style="solid" style:text-underline-type="double" style:text-underline-width="auto" style:text-underline-color="font-color"/>
    </style:style>
    <style:style style:name="T29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1R_mcid6"/>CONFIRA OS SINTOMAS DA<text:bookmark text:name="page101R_mcid7"/> DENGUE</text:p>
      <text:p text:style-name="P3"><text:bookmark text:name="page101R_mcid8"/><text:span text:style-name="T9"><text:line-break/></text:span><text:span text:style-name="T11">O tempo médio do ciclo é de 5 a 6 dias, e o intervalo entre a picada e a</text:span><text:bookmark text:name="page101R_mcid9"/><text:span text:style-name="T11"><text:line-break/>manifestação da doença chama</text:span><text:bookmark text:name="page101R_mcid10"/><text:span text:style-name="T11">-</text:span><text:bookmark text:name="page101R_mcid11"/><text:span text:style-name="T11">se período de incubação. É só depois desse</text:span><text:bookmark text:name="page101R_mcid12"/><text:span text:style-name="T11"><text:line-break/>período que os sintomas aparecem. Geralmente os sintomas se manifestam a</text:span><text:bookmark text:name="page101R_mcid13"/><text:span text:style-name="T11"><text:line-break/>partir do 3</text:span><text:bookmark text:name="page101R_mcid14"/><text:span text:style-name="T11">°</text:span><text:bookmark text:name="page101R_mcid15"/><text:span text:style-name="T11"> dia depois da </text:span><text:span text:style-name="T29">picada do mosquitos</text:span><text:span text:style-name="T11">.</text:span></text:p>
      <text:p text:style-name="P2"><text:bookmark text:name="page101R_mcid16"/><text:soft-page-break/><text:line-break/><text:span text:style-name="T21">Na </text:span><text:span text:style-name="T26">dengue hemorrágica</text:span><text:span text:style-name="T21">, o quadro clínico se agrava rapidamente,</text:span><text:bookmark text:name="page101R_mcid17"/><text:span text:style-name="T21"><text:line-break/>apresentando sinais de insuficiência circulatória e choque, podendo levar a</text:span><text:bookmark text:name="page101R_mcid18"/><text:span text:style-name="T21"><text:line-break/>pessoa à </text:span><text:span text:style-name="T17">morte em até 24 horas.</text:span><text:span text:style-name="T21"> De acordo com estatísticas do Ministério da</text:span><text:bookmark text:name="page101R_mcid19"/><text:span text:style-name="T21"><text:line-break/>Saúde, cerca de 5% DAS PESSOAS COM DENGUE HEMORRÁGICA MORREM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egrito" style:font-family-generic="swiss" style:font-pitch="variable"/>
    <style:font-face style:name="Comic Sans MS" svg:font-family="'Comic Sans MS'" style:font-adornments="Itálico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2:47.514426458</meta:creation-date>
    <dc:date>2023-04-26T11:10:56.724281932</dc:date>
    <meta:editing-duration>PT48M9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2" meta:non-whitespace-character-count="475"/>
  </office:meta>
</office:document-meta>
</file>